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3184" calcext:value-type="float">
            <text:p>123.7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6944" calcext:value-type="float">
            <text:p>123.3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4296" calcext:value-type="float">
            <text:p>122.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61376" calcext:value-type="float">
            <text:p>122.2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22592" calcext:value-type="float">
            <text:p>121.3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1792" calcext:value-type="float">
            <text:p>120.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7672" calcext:value-type="float">
            <text:p>120.0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0536" calcext:value-type="float">
            <text:p>119.3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0184" calcext:value-type="float">
            <text:p>118.8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3256" calcext:value-type="float">
            <text:p>118.2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8996" calcext:value-type="float">
            <text:p>117.7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5416" calcext:value-type="float">
            <text:p>116.4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2184" calcext:value-type="float">
            <text:p>115.7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1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9104" calcext:value-type="float">
            <text:p>113.9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4072" calcext:value-type="float">
            <text:p>114.1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652" calcext:value-type="float">
            <text:p>113.1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5096" calcext:value-type="float">
            <text:p>98.6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6424" calcext:value-type="float">
            <text:p>96.3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5008" calcext:value-type="float">
            <text:p>91.8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8144" calcext:value-type="float">
            <text:p>91.0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8144" calcext:value-type="float">
            <text:p>91.0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801</text:p>
          </table:table-cell>
          <table:table-cell office:value-type="string" calcext:value-type="string">
            <text:p>TWDB:1028801</text:p>
          </table:table-cell>
          <table:table-cell office:value-type="string" calcext:value-type="string">
            <text:p>197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